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2" style:family="paragraph" style:parent-style-name="Standard" style:list-style-name="L1">
      <style:paragraph-properties>
        <style:tab-stops>
          <style:tab-stop style:position="1.1665in"/>
        </style:tab-stops>
      </style:paragraph-properties>
    </style:style>
    <style:style style:name="P3" style:family="paragraph" style:parent-style-name="Standard" style:list-style-name="L2">
      <style:paragraph-properties>
        <style:tab-stops>
          <style:tab-stop style:position="1.1665in"/>
        </style:tab-stops>
      </style:paragraph-properties>
    </style:style>
    <style:style style:name="T1" style:family="text">
      <style:text-properties officeooo:rsid="0016b3cb"/>
    </style:style>
    <style:style style:name="T2" style:family="text">
      <style:text-properties style:font-name="Verdana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position="33% 58%"/>
    </style:style>
    <style:style style:name="T8" style:family="text">
      <style:text-properties style:text-position="-33% 58%"/>
    </style:style>
    <style:style style:name="T9" style:family="text">
      <style:text-properties officeooo:rsid="0016b3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tracked-changes>
        <text:changed-region xml:id="ct105553120089312" text:id="ct105553120089312">
          <text:insertion>
            <office:change-info>
              <dc:creator>Unknown Author</dc:creator>
              <dc:date>2018-01-24T22:27:45</dc:date>
            </office:change-info>
          </text:insertion>
        </text:changed-region>
        <text:changed-region xml:id="ct106377751789152" text:id="ct106377751789152">
          <text:deletion>
            <office:change-info>
              <dc:creator>Unknown Author</dc:creator>
              <dc:date>2018-01-24T22:27:48</dc:date>
            </office:change-info>
            <text:p text:style-name="Standard"><text:span text:style-name="T1">s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PWord</text:h>
      <text:p text:style-name="Standard"/>
      <text:p text:style-name="Standard">Test <text:change-start text:change-id="ct105553120089312"/><text:span text:style-name="T1">ODT </text:span><text:change-end text:change-id="ct105553120089312"/>document for <text:a xlink:type="simple" xlink:href="https://github.com/PHPOffice/PHPWord" text:style-name="Internet_20_link" text:visited-style-name="Visited_20_Internet_20_Link">PHPWord</text:a> ODText Reader<text:change text:change-id="ct106377751789152"/>.</text:p>
      <text:p text:style-name="P1">Should be able to read font <text:span text:style-name="T2">family</text:span>, <text:span text:style-name="T3">size</text:span>, <text:span text:style-name="T4">bold</text:span>, <text:span text:style-name="T5">italic</text:span>, <text:span text:style-name="T6">strike</text:span>, <text:span text:style-name="T7">superscript</text:span>, <text:span text:style-name="T8">subscript</text:span>, etc.</text:p>
      <text:p text:style-name="P1"/>
      <text:p text:style-name="P1">Bulleted lists:</text:p>
      <text:list xml:id="list1040212018" text:style-name="L1">
        <text:list-item>
          <text:p text:style-name="P2">Item 1</text:p>
        </text:list-item>
        <text:list-item>
          <text:p text:style-name="P2">Item 2</text:p>
        </text:list-item>
      </text:list>
      <text:p text:style-name="P1"/>
      <text:p text:style-name="P1">Numbered list:</text:p>
      <text:list xml:id="list2451131443" text:style-name="L2">
        <text:list-item>
          <text:p text:style-name="P3">Item 1</text:p>
        </text:list-item>
        <text:list-item>
          <text:p text:style-name="P3">Item 2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PWord</meta:initial-creator>
    <meta:creation-date>2014-04-29T00:16:59.82</meta:creation-date>
    <meta:editing-cycles>4</meta:editing-cycles>
    <meta:editing-duration>PT8M5S</meta:editing-duration>
    <dc:title>PHPWord ODText Reader</dc:title>
    <dc:date>2018-01-24T22:27:53.073334663</dc:date>
    <meta:generator>LibreOffice_Vanilla/5.4.4.5$MacOSX_X86_64 LibreOffice_project/2524958677847fb3bb44820e40380acbe820f960</meta:generator>
    <dc:description>This is a sample file</dc:description>
    <meta:keyword>sample</meta:keyword>
    <dc:subject>Sample File</dc:subject>
    <meta:document-statistic meta:table-count="0" meta:image-count="0" meta:object-count="0" meta:page-count="1" meta:paragraph-count="9" meta:word-count="38" meta:character-count="202" meta:non-whitespace-character-count="177"/>
    <meta:user-defined meta:name="Company">PHPWord</meta:user-defined>
    <meta:user-defined meta:name="Custom">Custom Property</meta:user-defined>
  </office:meta>
</office:document-meta>
</file>